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Preformatted_20_Text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11">
      <style:paragraph-properties fo:margin-top="0in" fo:margin-bottom="0in"/>
    </style:style>
    <style:style style:name="P25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documentação-técnica-do-projeto"/>Documentação Técnica do Projeto<text:bookmark-end text:name="documentação-técnica-do-projeto"/></text:h>
      <text:h text:style-name="Heading_20_2" text:outline-level="2"><text:bookmark-start text:name="capa"/>1. Capa<text:bookmark-end text:name="capa"/></text:h>
      <text:p text:style-name="First_20_paragraph"><text:span text:style-name="T1">Título do Projeto:</text:span> Loja Ponto Com – Marketplace de Compras Online</text:p>
      <text:p text:style-name="Text_20_body"><text:span text:style-name="T1">Autor(es):</text:span> Equipe KekkaiSensen (Preencher com nomes completos)</text:p>
      <text:p text:style-name="Text_20_body"><text:span text:style-name="T1">Disciplina:</text:span> Desenvolvimento Web 1</text:p>
      <text:p text:style-name="Text_20_body"><text:span text:style-name="T1">Professor:</text:span> (Nome do Professor)</text:p>
      <text:p text:style-name="Text_20_body"><text:span text:style-name="T1">Semestre / Ano:</text:span> 2º Semestre / 2025</text:p>
      <text:p text:style-name="Text_20_body"><text:span text:style-name="T1">Instituição:</text:span> Instituto Federal de São Paulo (IFSP)</text:p>
      <text:p text:style-name="Horizontal_20_Line"/>
      <text:h text:style-name="Heading_20_2" text:outline-level="2"><text:bookmark-start text:name="sumário"/>2. Sumário<text:bookmark-end text:name="sumário"/></text:h>
      <text:list text:style-name="L1">
        <text:list-item>
          <text:p text:style-name="P1"><text:a xlink:type="simple" xlink:href="#3-introdução" office:name=""><text:span text:style-name="Definition">Introdução</text:span></text:a></text:p>
        </text:list-item>
        <text:list-item>
          <text:p text:style-name="P1"><text:a xlink:type="simple" xlink:href="#4-visão-geral-do-sistema" office:name=""><text:span text:style-name="Definition">Visão Geral do Sistema</text:span></text:a></text:p>
        </text:list-item>
        <text:list-item>
          <text:p text:style-name="P1"><text:a xlink:type="simple" xlink:href="#5-requisitos-do-sistema" office:name=""><text:span text:style-name="Definition">Requisitos do Sistema</text:span></text:a></text:p>
        </text:list-item>
        <text:list-item>
          <text:p text:style-name="P1"><text:a xlink:type="simple" xlink:href="#6-modelagem" office:name=""><text:span text:style-name="Definition">Modelagem</text:span></text:a></text:p>
        </text:list-item>
        <text:list-item>
          <text:p text:style-name="P1"><text:a xlink:type="simple" xlink:href="#7-arquitetura-e-organização-do-código" office:name=""><text:span text:style-name="Definition">Arquitetura e Organização do Código</text:span></text:a></text:p>
        </text:list-item>
        <text:list-item>
          <text:p text:style-name="P1"><text:a xlink:type="simple" xlink:href="#8-guia-de-instalação-e-execução" office:name=""><text:span text:style-name="Definition">Guia de Instalação e Execução</text:span></text:a></text:p>
        </text:list-item>
        <text:list-item>
          <text:p text:style-name="P1"><text:a xlink:type="simple" xlink:href="#9-detalhamento-técnico-do-código" office:name=""><text:span text:style-name="Definition">Detalhamento Técnico do Código</text:span></text:a></text:p>
        </text:list-item>
        <text:list-item>
          <text:p text:style-name="P1"><text:a xlink:type="simple" xlink:href="#10-testes" office:name=""><text:span text:style-name="Definition">Testes</text:span></text:a></text:p>
        </text:list-item>
        <text:list-item>
          <text:p text:style-name="P1"><text:a xlink:type="simple" xlink:href="#11-resultados" office:name=""><text:span text:style-name="Definition">Resultados</text:span></text:a></text:p>
        </text:list-item>
        <text:list-item>
          <text:p text:style-name="P1"><text:a xlink:type="simple" xlink:href="#12-conclusão" office:name=""><text:span text:style-name="Definition">Conclusão</text:span></text:a></text:p>
        </text:list-item>
        <text:list-item>
          <text:p text:style-name="P1"><text:a xlink:type="simple" xlink:href="#13-referências" office:name=""><text:span text:style-name="Definition">Referências</text:span></text:a></text:p>
        </text:list-item>
      </text:list>
      <text:p text:style-name="Horizontal_20_Line"/>
      <text:h text:style-name="Heading_20_2" text:outline-level="2"><text:bookmark-start text:name="introdução"/>3. Introdução<text:bookmark-end text:name="introdução"/></text:h>
      <text:h text:style-name="Heading_20_3" text:outline-level="3"><text:bookmark-start text:name="contexto-do-problema"/>Contexto do Problema<text:bookmark-end text:name="contexto-do-problema"/></text:h>
      <text:p text:style-name="First_20_paragraph">O comércio eletrônico tem crescido exponencialmente, exigindo plataformas robustas que conectem compradores e vendedores de forma eficiente. A necessidade de um sistema que permita não apenas a compra, mas também a venda de produtos por múltiplos usuários (marketplace), apresenta desafios técnicos interessantes em termos de gestão de dados, sessões e segurança.</text:p>
      <text:h text:style-name="Heading_20_3" text:outline-level="3"><text:bookmark-start text:name="objetivo-do-projeto"/>Objetivo do Projeto<text:bookmark-end text:name="objetivo-do-projeto"/></text:h>
      <text:p text:style-name="First_20_paragraph">Desenvolver uma plataforma de e-commerce completa (Marketplace) como projeto prático da disciplina. O sistema visa permitir que usuários comprem produtos de diversos fornecedores e que os próprios usuários possam se cadastrar como vendedores.</text:p>
      <text:h text:style-name="Heading_20_3" text:outline-level="3"><text:bookmark-start text:name="escopo"/>Escopo<text:bookmark-end text:name="escopo"/></text:h>
      <text:p text:style-name="First_20_paragraph">O sistema abrange desde o cadastro de usuários e produtos até a finalização de pedidos, incluindo gestão de carrinho, endereços e histórico de compras.</text:p>
      <text:h text:style-name="Heading_20_3" text:outline-level="3"><text:bookmark-start text:name="o-que-o-sistema-faz-e-o-que-não-faz"/>O que o sistema faz e o que não faz<text:bookmark-end text:name="o-que-o-sistema-faz-e-o-que-não-faz"/></text:h>
      <text:p text:style-name="First_20_paragraph"><text:span text:style-name="T1">Faz:</text:span> - Cadastro e autenticação de usuários (Compradores e Fornecedores). - Gestão de produtos (CRUD) com upload de imagens. - Carrinho de compras persistente. - Simulação de checkout e pagamento. - Avaliação de produtos.</text:p>
      <text:p text:style-name="Text_20_body"><text:span text:style-name="T1">Não faz:</text:span> - Processamento real de pagamentos (integração bancária). - Rastreamento logístico em tempo real (apenas simulação de status). - Emissão de nota fiscal eletrônica.</text:p>
      <text:p text:style-name="Horizontal_20_Line"/>
      <text:h text:style-name="Heading_20_2" text:outline-level="2"><text:bookmark-start text:name="visão-geral-do-sistema"/>4. Visão Geral do Sistema<text:bookmark-end text:name="visão-geral-do-sistema"/></text:h>
      <text:h text:style-name="Heading_20_3" text:outline-level="3"><text:bookmark-start text:name="descrição-geral-da-solução"/>Descrição Geral da Solução<text:bookmark-end text:name="descrição-geral-da-solução"/></text:h>
      <text:p text:style-name="First_20_paragraph">A <text:span text:style-name="T1">Loja Ponto Com</text:span> é uma aplicação web desenvolvida com tecnologias nativas (Vanilla), focando no aprendizado dos fundamentos do desenvolvimento web. A arquitetura segue o padrão de renderização no servidor (SSR) com PHP, utilizando banco de dados relacional MySQL.</text:p>
      <text:h text:style-name="Heading_20_3" text:outline-level="3"><text:bookmark-start text:name="tecnologias-utilizadas"/>Tecnologias Utilizadas<text:bookmark-end text:name="tecnologias-utilizadas"/></text:h>
      <text:list text:style-name="L2">
        <text:list-item>
          <text:p text:style-name="P2"><text:span text:style-name="T1">Frontend:</text:span> HTML5, CSS3 (Vanilla), JavaScript (ES6+).</text:p>
        </text:list-item>
        <text:list-item>
          <text:p text:style-name="P2"><text:span text:style-name="T1">Backend:</text:span> PHP 7.4+ (Vanilla).</text:p>
        </text:list-item>
        <text:list-item>
          <text:p text:style-name="P2"><text:span text:style-name="T1">Banco de Dados:</text:span> MySQL 5.7+.</text:p>
        </text:list-item>
        <text:list-item>
          <text:p text:style-name="P2"><text:span text:style-name="T1">Ferramentas:</text:span> XAMPP/WAMP, Git, VSCode, Cypress.</text:p>
        </text:list-item>
      </text:list>
      <text:h text:style-name="Heading_20_3" text:outline-level="3"><text:bookmark-start text:name="justificativas-de-escolhas-técnicas"/>Justificativas de Escolhas Técnicas<text:bookmark-end text:name="justificativas-de-escolhas-técnicas"/></text:h>
      <text:p text:style-name="First_20_paragraph">A escolha por não utilizar frameworks (como Laravel ou React) foi deliberada para garantir o domínio dos conceitos fundamentais da linguagem PHP e do funcionamento do protocolo HTTP, sessões e manipulação direta do DOM e banco de dados.</text:p>
      <text:p text:style-name="Horizontal_20_Line"/>
      <text:h text:style-name="Heading_20_2" text:outline-level="2"><text:bookmark-start text:name="requisitos-do-sistema"/>5. Requisitos do Sistema<text:bookmark-end text:name="requisitos-do-sistema"/></text:h>
      <text:h text:style-name="Heading_20_3" text:outline-level="3"><text:bookmark-start text:name="requisitos-funcionais"/>5.1 Requisitos Funcionais<text:bookmark-end text:name="requisitos-funcionais"/></text:h>
      <text:p text:style-name="First_20_paragraph"><text:span text:style-name="T1">Para Clientes:</text:span> - <text:span text:style-name="T1">RF01:</text:span> O sistema deve permitir o cadastro e login de usuários. - <text:span text:style-name="T1">RF02:</text:span> O sistema deve permitir a busca de produtos por nome. - <text:span text:style-name="T1">RF03:</text:span> O usuário deve poder adicionar, remover e alterar quantidades de produtos no carrinho. - <text:span text:style-name="T1">RF04:</text:span> O usuário deve poder cadastrar e gerenciar endereços de entrega. - <text:span text:style-name="T1">RF05:</text:span> O sistema deve permitir a finalização de pedidos com escolha de forma de pagamento. - <text:span text:style-name="T1">RF06:</text:span> O usuário deve poder visualizar seu histórico de compras. - <text:span text:style-name="T1">RF07:</text:span> O usuário deve poder avaliar produtos comprados.</text:p>
      <text:p text:style-name="Text_20_body"><text:span text:style-name="T1">Para Fornecedores:</text:span> - <text:span text:style-name="T1">RF08:</text:span> O fornecedor deve poder cadastrar, editar e excluir produtos. - <text:span text:style-name="T1">RF09:</text:span> O sistema deve permitir o upload de múltiplas imagens por produto. - <text:span text:style-name="T1">RF10:</text:span> O fornecedor deve poder salvar produtos como rascunho. - <text:span text:style-name="T1">RF11:</text:span> O fornecedor deve poder visualizar suas vendas.</text:p>
      <text:h text:style-name="Heading_20_3" text:outline-level="3"><text:bookmark-start text:name="requisitos-não-funcionais"/>5.2 Requisitos Não Funcionais<text:bookmark-end text:name="requisitos-não-funcionais"/></text:h>
      <text:list text:style-name="L3">
        <text:list-item>
          <text:p text:style-name="P3"><text:span text:style-name="T1">RNF01 - Desempenho:</text:span> O carregamento das páginas principais deve ocorrer em menos de 2 segundos.</text:p>
        </text:list-item>
        <text:list-item>
          <text:p text:style-name="P3"><text:span text:style-name="T1">RNF02 - Segurança:</text:span> As senhas devem ser armazenadas com hash criptográfico. O sistema deve prevenir SQL Injection.</text:p>
        </text:list-item>
        <text:list-item>
          <text:p text:style-name="P3"><text:span text:style-name="T1">RNF03 - Usabilidade:</text:span> A interface deve ser responsiva, adaptando-se a dispositivos móveis e desktops.</text:p>
        </text:list-item>
        <text:list-item>
          <text:p text:style-name="P3"><text:span text:style-name="T1">RNF04 - Manutenibilidade:</text:span> O código deve ser organizado em pastas lógicas (src, assets, banco de dados).</text:p>
        </text:list-item>
      </text:list>
      <text:p text:style-name="Horizontal_20_Line"/>
      <text:h text:style-name="Heading_20_2" text:outline-level="2"><text:bookmark-start text:name="modelagem"/>6. Modelagem<text:bookmark-end text:name="modelagem"/></text:h>
      <text:p text:style-name="First_20_paragraph">Os diagramas UML foram elaborados para guiar o desenvolvimento e documentar a estrutura do sistema.</text:p>
      <text:p text:style-name="Text_20_body"><text:span text:style-name="T2">(Insira aqui as imagens dos diagramas localizados na pasta </text:span><text:span text:style-name="Source_Text">Artefatos/Diagramas</text:span><text:span text:style-name="T2">)</text:span></text:p>
      <text:list text:style-name="L4">
        <text:list-item>
          <text:p text:style-name="P4"><text:span text:style-name="T1">Diagrama de Caso de Uso:</text:span> <text:span text:style-name="Source_Text">Artefatos/Diagramas/Casos de Uso/UC - Imagem.png</text:span></text:p>
        </text:list-item>
        <text:list-item>
          <text:p text:style-name="P4"><text:span text:style-name="T1">Diagrama de Classes/ER:</text:span> <text:span text:style-name="Source_Text">Artefatos/Diagramas/Banco de dados/BD - imagem.png</text:span></text:p>
        </text:list-item>
        <text:list-item>
          <text:p text:style-name="P4"><text:span text:style-name="T1">Diagrama de Sequência:</text:span> <text:span text:style-name="Source_Text">Artefatos/Diagramas/Sequência/Sequência - Imagem.png</text:span></text:p>
        </text:list-item>
        <text:list-item>
          <text:p text:style-name="P4"><text:span text:style-name="T1">Diagrama de Estado:</text:span> <text:span text:style-name="Source_Text">Artefatos/Diagramas/Estado/Estado - Imagem.png</text:span></text:p>
        </text:list-item>
      </text:list>
      <text:p text:style-name="Horizontal_20_Line"/>
      <text:h text:style-name="Heading_20_2" text:outline-level="2"><text:bookmark-start text:name="arquitetura-e-organização-do-código"/>7. Arquitetura e Organização do Código<text:bookmark-end text:name="arquitetura-e-organização-do-código"/></text:h>
      <text:h text:style-name="Heading_20_3" text:outline-level="3"><text:bookmark-start text:name="estrutura-de-pastas"/>7.1 Estrutura de Pastas<text:bookmark-end text:name="estrutura-de-pastas"/></text:h>
      <text:list text:style-name="L5">
        <text:list-item>
          <text:p text:style-name="P5"><text:span text:style-name="Source_Text">Telas/src/</text:span>: Contém o código-fonte das páginas PHP e HTML (Views e Controllers misturados, padrão Page Controller).</text:p>
        </text:list-item>
        <text:list-item>
          <text:p text:style-name="P5"><text:span text:style-name="Source_Text">Telas/assets/</text:span>: Armazena recursos estáticos como folhas de estilo (CSS), imagens e scripts JavaScript globais.</text:p>
        </text:list-item>
        <text:list-item>
          <text:p text:style-name="P5"><text:span text:style-name="Source_Text">Telas/Banco de dados/</text:span>: Contém scripts de conexão, lógica de processamento (Models/Services) e o dump SQL.</text:p>
        </text:list-item>
        <text:list-item>
          <text:p text:style-name="P5"><text:span text:style-name="Source_Text">Telas/Artefatos/</text:span>: Documentação do projeto, diagramas e slides.</text:p>
        </text:list-item>
        <text:list-item>
          <text:p text:style-name="P5"><text:span text:style-name="Source_Text">Telas/Testes/</text:span>: Testes automatizados E2E com Cypress.</text:p>
        </text:list-item>
      </text:list>
      <text:h text:style-name="Heading_20_3" text:outline-level="3"><text:bookmark-start text:name="descrição-dos-módulos"/>7.2 Descrição dos Módulos<text:bookmark-end text:name="descrição-dos-módulos"/></text:h>
      <text:list text:style-name="L6">
        <text:list-item>
          <text:p text:style-name="P6"><text:span text:style-name="T1">Conexão (</text:span><text:span text:style-name="Source_Text">conexao.php</text:span><text:span text:style-name="T1">):</text:span> Responsável por estabelecer a comunicação com o banco de dados MySQL usando PDO.</text:p>
        </text:list-item>
        <text:list-item>
          <text:p text:style-name="P6"><text:span text:style-name="T1">Autenticação (</text:span><text:span text:style-name="Source_Text">processa_login.php</text:span><text:span text:style-name="T1">, </text:span><text:span text:style-name="Source_Text">logout.php</text:span><text:span text:style-name="T1">):</text:span> Gerencia o ciclo de vida da sessão do usuário.</text:p>
        </text:list-item>
        <text:list-item>
          <text:p text:style-name="P6"><text:span text:style-name="T1">Catálogo (</text:span><text:span text:style-name="Source_Text">index.php</text:span><text:span text:style-name="T1">, </text:span><text:span text:style-name="Source_Text">buscar.php</text:span><text:span text:style-name="T1">):</text:span> Exibe os produtos e processa filtros de busca.</text:p>
        </text:list-item>
        <text:list-item>
          <text:p text:style-name="P6"><text:span text:style-name="T1">Carrinho (</text:span><text:span text:style-name="Source_Text">tela_carrinho.php</text:span><text:span text:style-name="T1">, </text:span><text:span text:style-name="Source_Text">sincronizar_carrinho.php</text:span><text:span text:style-name="T1">):</text:span> Gerencia o estado do carrinho de compras.</text:p>
        </text:list-item>
      </text:list>
      <text:h text:style-name="Heading_20_3" text:outline-level="3"><text:bookmark-start text:name="fluxo-interno-do-programa"/>7.3 Fluxo Interno do Programa<text:bookmark-end text:name="fluxo-interno-do-programa"/></text:h>
      <text:p text:style-name="First_20_paragraph">O sistema funciona baseado em requisições HTTP. O usuário acessa uma página <text:span text:style-name="Source_Text">.php</text:span> (ex: <text:span text:style-name="Source_Text">index.php</text:span>), o servidor processa a lógica (consulta banco, verifica sessão) e devolve o HTML renderizado. Ações de formulário (POST) são enviadas para scripts de processamento (ex: <text:span text:style-name="Source_Text">processa_login.php</text:span>) que executam a ação e redirecionam o usuário.</text:p>
      <text:p text:style-name="Horizontal_20_Line"/>
      <text:h text:style-name="Heading_20_2" text:outline-level="2"><text:bookmark-start text:name="guia-de-instalação-e-execução"/>8. Guia de Instalação e Execução<text:bookmark-end text:name="guia-de-instalação-e-execução"/></text:h>
      <text:h text:style-name="Heading_20_3" text:outline-level="3"><text:bookmark-start text:name="dependências"/>Dependências<text:bookmark-end text:name="dependências"/></text:h>
      <text:list text:style-name="L7">
        <text:list-item>
          <text:p text:style-name="P7">PHP 7.4 ou superior.</text:p>
        </text:list-item>
        <text:list-item>
          <text:p text:style-name="P7">MySQL 5.7 ou superior.</text:p>
        </text:list-item>
        <text:list-item>
          <text:p text:style-name="P7">Servidor Web (Apache/Nginx).</text:p>
        </text:list-item>
      </text:list>
      <text:h text:style-name="Heading_20_3" text:outline-level="3"><text:bookmark-start text:name="passo-a-passo"/>Passo a Passo<text:bookmark-end text:name="passo-a-passo"/></text:h>
      <text:list text:style-name="L8">
        <text:list-item>
          <text:p text:style-name="P8"><text:span text:style-name="T1">Clone o repositório:</text:span></text:p>
          <text:p text:style-name="P9">git clone https://github.com/KekkaiSensen/Projeto-de-desenvolvimento-web-.git</text:p>
        </text:list-item>
        <text:list-item>
          <text:p text:style-name="P8"><text:span text:style-name="T1">Configure o Banco de Dados:</text:span></text:p>
          <text:list text:style-name="L9">
            <text:list-item>
              <text:p text:style-name="P10">Importe o arquivo <text:span text:style-name="Source_Text">Banco de dados/bancodadosteste.sql</text:span> no seu SGBD.</text:p>
            </text:list-item>
            <text:list-item>
              <text:p text:style-name="P10">Ajuste as credenciais em <text:span text:style-name="Source_Text">Banco de dados/conexao.php</text:span>.</text:p>
            </text:list-item>
          </text:list>
        </text:list-item>
        <text:list-item>
          <text:p text:style-name="P8"><text:span text:style-name="T1">Execute o Servidor:</text:span></text:p>
          <text:list text:style-name="L10">
            <text:list-item>
              <text:p text:style-name="P11">Mova a pasta para o diretório do servidor web (ex: <text:span text:style-name="Source_Text">htdocs</text:span>) ou use o servidor embutido do PHP:</text:p>
              <text:p text:style-name="P12">cd src</text:p>
              <text:p text:style-name="P13">php -S localhost:8000</text:p>
            </text:list-item>
          </text:list>
        </text:list-item>
        <text:list-item>
          <text:p text:style-name="P8"><text:span text:style-name="T1">Acesse:</text:span> Abra <text:span text:style-name="Source_Text">http://localhost:8000/index.php</text:span> no navegador.</text:p>
        </text:list-item>
      </text:list>
      <text:p text:style-name="Horizontal_20_Line"/>
      <text:h text:style-name="Heading_20_2" text:outline-level="2"><text:bookmark-start text:name="detalhamento-técnico-do-código"/>9. Detalhamento Técnico do Código<text:bookmark-end text:name="detalhamento-técnico-do-código"/></text:h>
      <text:h text:style-name="Heading_20_3" text:outline-level="3"><text:bookmark-start text:name="conexão-com-banco-de-dados-conexao.php"/>Conexão com Banco de Dados (<text:span text:style-name="Source_Text">conexao.php</text:span>)<text:bookmark-end text:name="conexão-com-banco-de-dados-conexao.php"/></text:h>
      <text:p text:style-name="First_20_paragraph">Utilizamos a biblioteca <text:span text:style-name="T1">PDO</text:span> para garantir segurança e portabilidade. O uso de <text:span text:style-name="Source_Text">PDO::ERRMODE_EXCEPTION</text:span> facilita a depuração de erros SQL.</text:p>
      <text:p text:style-name="P14">try {</text:p>
      <text:p text:style-name="P15"><text:s text:c="4"/>$pdo = new PDO($dsn, $username, $password, $options);</text:p>
      <text:p text:style-name="P16">} catch (\PDOException $e) {</text:p>
      <text:p text:style-name="P17"><text:s text:c="4"/>throw new \PDOException($e-&gt;getMessage(), (int)$e-&gt;getCode());</text:p>
      <text:p text:style-name="P18">}</text:p>
      <text:h text:style-name="Heading_20_3" text:outline-level="3"><text:bookmark-start text:name="listagem-de-produtos-index.php"/>Listagem de Produtos (<text:span text:style-name="Source_Text">index.php</text:span>)<text:bookmark-end text:name="listagem-de-produtos-index.php"/></text:h>
      <text:p text:style-name="First_20_paragraph">A consulta SQL utiliza <text:span text:style-name="Source_Text">LEFT JOIN</text:span> para trazer a média de avaliações junto com os dados do produto, otimizando a performance ao evitar múltiplas consultas (N+1 problem).</text:p>
      <text:p text:style-name="P19">SELECT p.*, AVG(a.nota) as media_avaliacoes</text:p>
      <text:p text:style-name="P20">FROM produtos p</text:p>
      <text:p text:style-name="P21">LEFT JOIN avaliacoes a ON p.id = a.produto_id</text:p>
      <text:p text:style-name="P22">WHERE p.status = 'ativo'</text:p>
      <text:p text:style-name="P23">GROUP BY p.id</text:p>
      <text:p text:style-name="Horizontal_20_Line"/>
      <text:h text:style-name="Heading_20_2" text:outline-level="2"><text:bookmark-start text:name="testes"/>10. Testes<text:bookmark-end text:name="testes"/></text:h>
      <text:h text:style-name="Heading_20_3" text:outline-level="3"><text:bookmark-start text:name="estratégia-de-testes"/>Estratégia de Testes<text:bookmark-end text:name="estratégia-de-testes"/></text:h>
      <text:p text:style-name="First_20_paragraph">Foram utilizados testes <text:span text:style-name="T1">End-to-End (E2E)</text:span> com a ferramenta <text:span text:style-name="T1">Cypress</text:span> para simular a interação real do usuário com o sistema. Isso garante que os fluxos críticos (compra, login, cadastro) estejam funcionando conforme o esperado.</text:p>
      <text:h text:style-name="Heading_20_3" text:outline-level="3"><text:bookmark-start text:name="casos-de-teste-principais"/>Casos de Teste Principais<text:bookmark-end text:name="casos-de-teste-principais"/></text:h>
      <text:list text:style-name="L11">
        <text:list-item>
          <text:p text:style-name="P24">Fluxo de Cadastro de Usuário.</text:p>
        </text:list-item>
        <text:list-item>
          <text:p text:style-name="P24">Fluxo de Login e Logout.</text:p>
        </text:list-item>
        <text:list-item>
          <text:p text:style-name="P24">Adição de produtos ao carrinho e finalização de compra.</text:p>
        </text:list-item>
        <text:list-item>
          <text:p text:style-name="P24">Cadastro de produto pelo fornecedor.</text:p>
        </text:list-item>
      </text:list>
      <text:p text:style-name="First_20_paragraph"><text:span text:style-name="T2">(Insira aqui prints do Cypress rodando ou o resultado do terminal)</text:span></text:p>
      <text:p text:style-name="Horizontal_20_Line"/>
      <text:h text:style-name="Heading_20_2" text:outline-level="2"><text:bookmark-start text:name="resultados"/>11. Resultados<text:bookmark-end text:name="resultados"/></text:h>
      <text:p text:style-name="First_20_paragraph">O sistema atendeu aos objetivos propostos, entregando uma plataforma funcional e responsiva.</text:p>
      <text:p text:style-name="Text_20_body"><text:span text:style-name="T2">(Insira aqui capturas de tela do sistema funcionando, como a Home Page, Carrinho e Painel do Fornecedor. Você pode usar as imagens da pasta </text:span><text:span text:style-name="Source_Text">Artefatos/Readme/Fotos do readme/</text:span><text:span text:style-name="T2">)</text:span></text:p>
      <text:p text:style-name="Horizontal_20_Line"/>
      <text:h text:style-name="Heading_20_2" text:outline-level="2"><text:bookmark-start text:name="conclusão"/>12. Conclusão<text:bookmark-end text:name="conclusão"/></text:h>
      <text:p text:style-name="First_20_paragraph">O desenvolvimento da <text:span text:style-name="T1">Loja Ponto Com</text:span> permitiu a aplicação prática dos conceitos de desenvolvimento web. As principais dificuldades encontradas foram relacionadas ao gerenciamento de estado (sessões) e à modelagem complexa do banco de dados para um marketplace. Futuras melhorias incluem a implementação de uma API REST para desacoplar o frontend e a integração com gateways de pagamento reais.</text:p>
      <text:p text:style-name="Horizontal_20_Line"/>
      <text:h text:style-name="Heading_20_2" text:outline-level="2"><text:bookmark-start text:name="referências"/>13. Referências<text:bookmark-end text:name="referências"/></text:h>
      <text:list text:style-name="L12">
        <text:list-item>
          <text:p text:style-name="P25"><text:span text:style-name="T1">PHP Documentation</text:span>. Disponível em: <text:a xlink:type="simple" xlink:href="https://www.php.net/docs.php" office:name=""><text:span text:style-name="Definition">https://www.php.net/docs.php</text:span></text:a>.</text:p>
        </text:list-item>
        <text:list-item>
          <text:p text:style-name="P25"><text:span text:style-name="T1">MySQL Reference Manual</text:span>. Disponível em: <text:a xlink:type="simple" xlink:href="https://dev.mysql.com/doc/" office:name=""><text:span text:style-name="Definition">https://dev.mysql.com/doc/</text:span></text:a>.</text:p>
        </text:list-item>
        <text:list-item>
          <text:p text:style-name="P25"><text:span text:style-name="T1">MDN Web Docs (HTML, CSS, JS)</text:span>. Disponível em: <text:a xlink:type="simple" xlink:href="https://developer.mozilla.org/" office:name=""><text:span text:style-name="Definition">https://developer.mozilla.org/</text:span></text:a>.</text:p>
        </text:list-item>
        <text:list-item>
          <text:p text:style-name="P25"><text:span text:style-name="T1">Cypress Documentation</text:span>. Disponível em: <text:a xlink:type="simple" xlink:href="https://docs.cypress.io/" office:name=""><text:span text:style-name="Definition">https://docs.cypress.io/</text:span></text:a>.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</meta:generator>
    <dc:title/>
    <dc:description/>
    <dc:subject/>
    <meta:keyword/>
    <meta:initial-creator/>
    <dc:creator/>
    <meta:creation-date>2025-11-22T19:43:15Z</meta:creation-date>
    <dc:date>2025-11-22T19:43:15Z</dc:date>
  </office:meta>
</office:document-meta>
</file>